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7.51416666666667cm"/>
    </style:style>
    <style:style style:name="co3" style:family="table-column">
      <style:table-column-properties fo:break-before="auto" style:column-width="9.80016666666667cm"/>
    </style:style>
    <style:style style:name="co4" style:family="table-column">
      <style:table-column-properties fo:break-before="auto" style:column-width="11.8533333333333cm"/>
    </style:style>
    <style:style style:name="co5" style:family="table-column">
      <style:table-column-properties fo:break-before="auto" style:column-width="13.4831666666667cm"/>
    </style:style>
    <style:style style:name="co6" style:family="table-column">
      <style:table-column-properties fo:break-before="auto" style:column-width="2.561166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9.6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ro3" style:family="table-row">
      <style:table-row-properties style:row-height="79.2pt" style:use-optimal-row-height="true" fo:break-before="auto"/>
    </style:style>
    <style:style style:name="ro4" style:family="table-row">
      <style:table-row-properties style:row-height="52.8pt" style:use-optimal-row-height="true" fo:break-before="auto"/>
    </style:style>
    <style:style style:name="ro5" style:family="table-row">
      <style:table-row-properties style:row-height="66pt" style:use-optimal-row-height="true" fo:break-before="auto"/>
    </style:style>
    <style:style style:name="ro6" style:family="table-row">
      <style:table-row-properties style:row-height="92.4pt" style:use-optimal-row-height="true" fo:break-before="auto"/>
    </style:style>
    <style:style style:name="ro7" style:family="table-row">
      <style:table-row-properties style:row-height="118.8pt" style:use-optimal-row-height="true" fo:break-before="auto"/>
    </style:style>
    <style:style style:name="ro8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estCas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9" table:default-cell-style-name="ce1"/>
        <table:table-column table:style-name="co7" table:number-columns-repeated="16367" table:default-cell-style-name="ce1"/>
        <table:table-row table:style-name="ro1">
          <table:table-cell office:value-type="string" table:style-name="ce3">
            <text:p>Test Case ID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Complexity</text:p>
          </table:table-cell>
          <table:table-cell office:value-type="string" table:style-name="ce3">
            <text:p>Pre-requisite</text:p>
          </table:table-cell>
          <table:table-cell office:value-type="string" table:style-name="ce3">
            <text:p>TestCase Description</text:p>
          </table:table-cell>
          <table:table-cell office:value-type="string" table:style-name="ce3">
            <text:p>Steps</text:p>
          </table:table-cell>
          <table:table-cell office:value-type="string" table:style-name="ce3">
            <text:p>Expected Result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Created By</text:p>
          </table:table-cell>
          <table:table-cell office:value-type="string" table:style-name="ce3">
            <text:p>Created Date</text:p>
          </table:table-cell>
          <table:table-cell office:value-type="string" table:style-name="ce3">
            <text:p>Modified By</text:p>
          </table:table-cell>
          <table:table-cell office:value-type="string" table:style-name="ce3">
            <text:p>Modified Date</text:p>
          </table:table-cell>
          <table:table-cell office:value-type="string" table:style-name="ce3">
            <text:p>Reviewed By</text:p>
          </table:table-cell>
          <table:table-cell office:value-type="string" table:style-name="ce3">
            <text:p>Reviewed Date</text:p>
          </table:table-cell>
          <table:table-cell office:value-type="string" table:style-name="ce3">
            <text:p>Round -1 Executed By</text:p>
          </table:table-cell>
          <table:table-cell office:value-type="string" table:style-name="ce3">
            <text:p>Defect ID</text:p>
          </table:table-cell>
          <table:table-cell office:value-type="string" table:style-name="ce3">
            <text:p>Comments</text:p>
          </table:table-cell>
          <table:table-cell table:number-columns-repeated="16367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<text:s/>verify the Patient button is visible enabled</text:p>
          </table:table-cell>
          <table:table-cell office:value-type="string" table:style-name="ce4">
            <text:p>01.Login to application <text:s/>02.Click on the Patient button of dashboard page</text:p>
          </table:table-cell>
          <table:table-cell office:value-type="string" table:style-name="ce4">
            <text:p>Patients page should be displayed with all the list of patients and add patient button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at user is navigated to add patient page is visible</text:p>
          </table:table-cell>
          <table:table-cell office:value-type="string" table:style-name="ce4">
            <text:p>01.Login to application</text:p>
            <text:p>02.Click on the Patient button of dashboard page</text:p>
            <text:p>03. Click on the add patient button of the Patients page.</text:p>
          </table:table-cell>
          <table:table-cell office:value-type="string" table:style-name="ce4">
            <text:p>Add patient page should be displayed.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3" table:style-name="ce4">
            <text:p>3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fields add patient page</text:p>
          </table:table-cell>
          <table:table-cell office:value-type="string" table:style-name="ce4">
            <text:p>01.Login to application</text:p>
            <text:p>02.Click on the Patient button of dashboard page</text:p>
            <text:p>03. Click on the add patient button of the Patients page.</text:p>
          </table:table-cell>
          <table:table-cell office:value-type="string" table:style-name="ce4">
            <text:p>Following fields should be present</text:p>
            <text:p>1.Name text field with mandatory symbol</text:p>
            <text:p>2.Email id text filed</text:p>
            <text:p>3.Mobile number text field with mandatory field</text:p>
            <text:p>4.Cancel button.</text:p>
            <text:p>5.General details button.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4">
          <table:table-cell office:value-type="float" office:value="4" table:style-name="ce4">
            <text:p>4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name field of add patient page</text:p>
          </table:table-cell>
          <table:table-cell office:value-type="string" table:style-name="ce4">
            <text:p>01.Login to application</text:p>
            <text:p>02.Click on the Patient button of dashboard page</text:p>
            <text:p>03. Click on the add patient button of the Patients page.</text:p>
            <text:p>04.Enter your name in name text field</text:p>
          </table:table-cell>
          <table:table-cell office:value-type="string" table:style-name="ce4">
            <text:p>Name should should accept only alphabets and spaces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4">
          <table:table-cell office:value-type="float" office:value="5" table:style-name="ce4">
            <text:p>5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name field of add patient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Enter the number with special chracters in name field</text:p>
          </table:table-cell>
          <table:table-cell office:value-type="string" table:style-name="ce4">
            <text:p>It should throw a proper message “Please enter the Valid Name”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5">
          <table:table-cell office:value-type="float" office:value="6" table:style-name="ce4">
            <text:p>6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name field of add patient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field &amp; enter email ID &amp; Mob No.</text:p>
            <text:p>05.Click on next</text:p>
          </table:table-cell>
          <table:table-cell office:value-type="string" table:style-name="ce4">
            <text:p>It should throw a proper message “Patient name is required”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4">
          <table:table-cell office:value-type="float" office:value="7" table:style-name="ce4">
            <text:p>7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email field of add patient page</text:p>
          </table:table-cell>
          <table:table-cell office:value-type="string" table:style-name="ce4">
            <text:p>01.Login to application</text:p>
            <text:p>02.Click on the Patient button of dashboard page</text:p>
            <text:p>03. Click on the add patient button of the Patients page.</text:p>
            <text:p>04.Enter valid email ID in email field</text:p>
          </table:table-cell>
          <table:table-cell office:value-type="string" table:style-name="ce4">
            <text:p>It should accept the email ID.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4">
          <table:table-cell office:value-type="float" office:value="8" table:style-name="ce4">
            <text:p>8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email field of add patient page</text:p>
          </table:table-cell>
          <table:table-cell office:value-type="string" table:style-name="ce4">
            <text:p>01.Login to application</text:p>
            <text:p>02.Click on the Patient button of dashboard page</text:p>
            <text:p>03. Click on the add patient button of the Patients page.</text:p>
            <text:p>04.Enter Invalid email ID in email field</text:p>
          </table:table-cell>
          <table:table-cell office:value-type="string" table:style-name="ce4">
            <text:p>It should throw a proper message stating “Invalid email address”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4">
          <table:table-cell office:value-type="float" office:value="9" table:style-name="ce4">
            <text:p>9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phone number field of add patient page</text:p>
          </table:table-cell>
          <table:table-cell office:value-type="string" table:style-name="ce4">
            <text:p>01.Login to application</text:p>
            <text:p>02.Click on the Patient button of dashboard page</text:p>
            <text:p>03. Click on the add patient button of the Patients page.</text:p>
            <text:p>04.Enter valid Mobile number in Phone field</text:p>
          </table:table-cell>
          <table:table-cell office:value-type="string" table:style-name="ce4">
            <text:p>It should except the Mobile Number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4">
          <table:table-cell office:value-type="float" office:value="10" table:style-name="ce4">
            <text:p>10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phone number field of add patient page</text:p>
          </table:table-cell>
          <table:table-cell office:value-type="string" table:style-name="ce4">
            <text:p>01.Login to application</text:p>
            <text:p>02.Click on the Patient button of dashboard page</text:p>
            <text:p>03. Click on the add patient button of the Patients page.</text:p>
            <text:p>04.Enter Mobile number with 9 digits in Phone field</text:p>
          </table:table-cell>
          <table:table-cell office:value-type="string" table:style-name="ce4">
            <text:p>It should show proper error message stating “Invalid phone number”.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4">
          <table:table-cell office:value-type="float" office:value="11" table:style-name="ce4">
            <text:p>11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phone number field of add patient page</text:p>
          </table:table-cell>
          <table:table-cell office:value-type="string" table:style-name="ce4">
            <text:p>01.Login to application</text:p>
            <text:p>02.Click on the Patient button of dashboard page</text:p>
            <text:p>03. Click on the add patient button of the Patients page.</text:p>
            <text:p>04.Enter Mobile number with 11 digits in Phone field</text:p>
          </table:table-cell>
          <table:table-cell office:value-type="string" table:style-name="ce4">
            <text:p>It should not accept the mobile number proper error message stating “Invalid phone number” should be displayed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5">
          <table:table-cell office:value-type="float" office:value="12" table:style-name="ce4">
            <text:p>12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Cancel Button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 Click on the add patient button of the Patients page.</text:p>
            <text:p>04.Enter Valid Name , Email ID &amp; Mobile number.</text:p>
            <text:p>05. Click on Cancel button</text:p>
          </table:table-cell>
          <table:table-cell office:value-type="string" table:style-name="ce4">
            <text:p>Patients page should be displayed with all the list of patients and add patient button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5">
          <table:table-cell office:value-type="float" office:value="13" table:style-name="ce4">
            <text:p>13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user is able to navigate to add patient page.</text:p>
          </table:table-cell>
          <table:table-cell office:value-type="string" table:style-name="ce4">
            <text:p>01.Login to application</text:p>
            <text:p>02.Click on the Patient button of dashboard page</text:p>
            <text:p>03. Click on the add patient button of the Patients page.</text:p>
            <text:p>04.Enter Valid Name , Email ID &amp; Mobile number.</text:p>
            <text:p>05. Click on General Details button</text:p>
          </table:table-cell>
          <table:table-cell office:value-type="string" table:style-name="ce4">
            <text:p>Add patient page should be displayed.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5">
          <table:table-cell office:value-type="float" office:value="14" table:style-name="ce4">
            <text:p>14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General Details Button of add patient page</text:p>
          </table:table-cell>
          <table:table-cell office:value-type="string" table:style-name="ce4">
            <text:p>01.Login to application</text:p>
            <text:p>02.Click on the Patient button of dashboard page</text:p>
            <text:p>03. Click on the add patient button of the Patients page.</text:p>
            <text:p>04.Keep blank Name , Email ID &amp; Mobile number.</text:p>
            <text:p>05. Click on General Details button</text:p>
          </table:table-cell>
          <table:table-cell office:value-type="string" table:style-name="ce4">
            <text:p>Error message should be displayed stating “Patient name is required”.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6">
          <table:table-cell office:value-type="float" office:value="15" table:style-name="ce4">
            <text:p>15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fields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Verify the all the fields of page</text:p>
          </table:table-cell>
          <table:table-cell office:value-type="string" table:style-name="ce4">
            <text:p>Following fields should be displayed.</text:p>
            <text:p>1.Height with mandatory symbol.</text:p>
            <text:p>2.Weight with mandatory symbol.</text:p>
            <text:p>3.Gender Drop down</text:p>
            <text:p>4. Systolic text field with scroll up &amp; scroll down symbol</text:p>
            <text:p>5.Daistolic text field`</text:p>
            <text:p/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16" table:style-name="ce4">
            <text:p>16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Height field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Valid Height in CM (Between 100 – 203)</text:p>
          </table:table-cell>
          <table:table-cell office:value-type="string" table:style-name="ce4">
            <text:p>It should accept the entered height.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17" table:style-name="ce4">
            <text:p>17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Height field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Invalid Height as 99 CM</text:p>
          </table:table-cell>
          <table:table-cell office:value-type="string" table:style-name="ce4">
            <text:p>It should throw a proper message “Invalid Height”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18" table:style-name="ce4">
            <text:p>18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Height field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Invalid Height as 204 CM</text:p>
          </table:table-cell>
          <table:table-cell office:value-type="string" table:style-name="ce4">
            <text:p>It should throw a proper message “Invalid Height”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19" table:style-name="ce4">
            <text:p>19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Weight field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Valid Weight in KG (Between 30 to 130)</text:p>
          </table:table-cell>
          <table:table-cell office:value-type="string" table:style-name="ce4">
            <text:p>It should accept the entered height.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20" table:style-name="ce4">
            <text:p>20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Weight field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Invalid Height as 29 CM</text:p>
          </table:table-cell>
          <table:table-cell office:value-type="string" table:style-name="ce4">
            <text:p>It should throw a proper message “Invalid Weight”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21" table:style-name="ce4">
            <text:p>21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Weight field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Invalid Height as 131 CM</text:p>
          </table:table-cell>
          <table:table-cell office:value-type="string" table:style-name="ce4">
            <text:p>It should throw a proper message “Invalid Weight”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22" table:style-name="ce4">
            <text:p>22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Gender Drop down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Click on gender Drop down</text:p>
          </table:table-cell>
          <table:table-cell office:value-type="string" table:style-name="ce4">
            <text:p>It should only show the 3 following option</text:p>
            <text:p>1.None</text:p>
            <text:p>2.Male</text:p>
            <text:p>3.Female.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23" table:style-name="ce4">
            <text:p>23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Gender Drop down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select gender as male</text:p>
          </table:table-cell>
          <table:table-cell office:value-type="string" table:style-name="ce4">
            <text:p>Male gender should be selected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24" table:style-name="ce4">
            <text:p>24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<text:s/>age field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valid age(0-110)</text:p>
          </table:table-cell>
          <table:table-cell office:value-type="string" table:style-name="ce4">
            <text:p>It should accept the age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25" table:style-name="ce4">
            <text:p>25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<text:s/>age field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negative value in age.</text:p>
          </table:table-cell>
          <table:table-cell office:value-type="string" table:style-name="ce4">
            <text:p>It should throw a proper message “Invalid age”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26" table:style-name="ce4">
            <text:p>26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<text:s/>age field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age as 111.</text:p>
          </table:table-cell>
          <table:table-cell office:value-type="string" table:style-name="ce4">
            <text:p>It should throw a proper message “Invalid age”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27" table:style-name="ce4">
            <text:p>27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<text:s/>systolic field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valid BP(60-190)</text:p>
          </table:table-cell>
          <table:table-cell office:value-type="string" table:style-name="ce4">
            <text:p>It should accept the BP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28" table:style-name="ce4">
            <text:p>28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<text:s/>systolic field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Invalid BP 59</text:p>
          </table:table-cell>
          <table:table-cell office:value-type="string" table:style-name="ce4">
            <text:p>It should throw a proper message “systolic value is too low”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29" table:style-name="ce4">
            <text:p>29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<text:s/>systolic field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Invalid BP 191</text:p>
          </table:table-cell>
          <table:table-cell office:value-type="string" table:style-name="ce4">
            <text:p>It should throw a proper message “systolic value is too high”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30" table:style-name="ce4">
            <text:p>30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<text:s/>diastolic field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valid diastolic(40-100)</text:p>
          </table:table-cell>
          <table:table-cell office:value-type="string" table:style-name="ce4">
            <text:p>It should accept the BP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31" table:style-name="ce4">
            <text:p>31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<text:s/>diastolic field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Invalid diastolic 49</text:p>
          </table:table-cell>
          <table:table-cell office:value-type="string" table:style-name="ce4">
            <text:p>It should throw a proper message “diastolic value is too low”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3">
          <table:table-cell office:value-type="float" office:value="32" table:style-name="ce4">
            <text:p>32</text:p>
          </table:table-cell>
          <table:table-cell office:value-type="string" table:style-name="ce4">
            <text:p>Nega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<text:s/>diastolic field of Add patient 2 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Invalid diastolic 101</text:p>
          </table:table-cell>
          <table:table-cell office:value-type="string" table:style-name="ce4">
            <text:p>It should throw a proper message “diastolic value is too high”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6">
          <table:table-cell office:value-type="float" office:value="33" table:style-name="ce4">
            <text:p>33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functionality of cancel button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all the fields of add patient 2 page.</text:p>
            <text:p>07 click on cancel button</text:p>
          </table:table-cell>
          <table:table-cell office:value-type="string" table:style-name="ce4">
            <text:p>Add patient page should be displayed.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6">
          <table:table-cell office:value-type="float" office:value="34" table:style-name="ce4">
            <text:p>34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functionality of add test button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all the fields of add patient 2 page.</text:p>
            <text:p>07 click on add test button</text:p>
          </table:table-cell>
          <table:table-cell office:value-type="string" table:style-name="ce4">
            <text:p>Add patient 3<text:span text:style-name="T2">rd</text:span><text:s/>page should be displayed.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6">
          <table:table-cell office:value-type="float" office:value="35" table:style-name="ce4">
            <text:p>35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To verify the test cost calculator Drop downs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all the fields of add patient 2 page.</text:p>
            <text:p>07 click on add test button</text:p>
          </table:table-cell>
          <table:table-cell office:value-type="string" table:style-name="ce4">
            <text:p>Following drop downs should be displayed</text:p>
            <text:p>1.Add test for patient</text:p>
            <text:p>2.Discount</text:p>
            <text:p>3.Select lab from recommendation</text:p>
            <text:p>4.Doctor who recommends this test.</text:p>
            <text:p>5.Doctors commission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7">
          <table:table-cell office:value-type="float" office:value="36" table:style-name="ce4">
            <text:p>36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High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Verify the cancel button add patient 3<text:span text:style-name="T2">rd</text:span><text:s/>page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all the fields of add patient 2 page.</text:p>
            <text:p>07 click on add test button</text:p>
            <text:p>08.Select all the valid drop down as per requirement.</text:p>
            <text:p>09.Click on cancel button</text:p>
          </table:table-cell>
          <table:table-cell office:value-type="string" table:style-name="ce4">
            <text:p>Add patient 2<text:span text:style-name="T2">nd</text:span><text:s/>page should be displayed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7">
          <table:table-cell office:value-type="float" office:value="37" table:style-name="ce4">
            <text:p>37</text:p>
          </table:table-cell>
          <table:table-cell office:value-type="string" table:style-name="ce4">
            <text:p>Positive</text:p>
          </table:table-cell>
          <table:table-cell office:value-type="string" table:style-name="ce4">
            <text:p>Medium</text:p>
          </table:table-cell>
          <table:table-cell office:value-type="string" table:style-name="ce4">
            <text:p>User Should be Logged in with valid user name</text:p>
          </table:table-cell>
          <table:table-cell office:value-type="string" table:style-name="ce4">
            <text:p>Verify the Patient is added</text:p>
          </table:table-cell>
          <table:table-cell office:value-type="string" table:style-name="ce4">
            <text:p>01.Login to application</text:p>
            <text:p>02.Click on the Patient button of dashboard page</text:p>
            <text:p>03.Click on the add patient button of the Patients page.</text:p>
            <text:p>04.Keep blank Name , Email ID &amp; Mobile number.</text:p>
            <text:p>05.Click on General Details button</text:p>
            <text:p>06.Enter the all the fields of add patient 2 page.</text:p>
            <text:p>07 click on add test button</text:p>
            <text:p>08.Select all the valid drop down as per requirement.</text:p>
            <text:p>09.Click on Add patient button</text:p>
          </table:table-cell>
          <table:table-cell office:value-type="string" table:style-name="ce4">
            <text:p>Patients should be added Successfully and displayed in the Patient table of Dashboard</text:p>
          </table:table-cell>
          <table:table-cell office:value-type="string" table:style-name="ce4">
            <text:p>To be executed</text:p>
          </table:table-cell>
          <table:table-cell office:value-type="string" table:style-name="ce4">
            <text:p>Neeraj Singh</text:p>
          </table:table-cell>
          <table:table-cell office:value-type="date" office:date-value="2023-11-24T00:00:00" table:style-name="ce5">
            <text:p>24-11-23</text:p>
          </table:table-cell>
          <table:table-cell table:number-columns-repeated="7" table:style-name="ce4"/>
          <table:table-cell table:number-columns-repeated="16367"/>
        </table:table-row>
        <table:table-row table:style-name="ro8">
          <table:table-cell table:number-columns-repeated="6" table:style-name="ce1"/>
          <table:table-cell table:style-name="ce2"/>
          <table:table-cell table:number-columns-repeated="16377" table:style-name="ce1"/>
        </table:table-row>
        <table:table-row table:number-rows-repeated="1048537" table:style-name="ro8">
          <table:table-cell table:number-columns-repeated="16384"/>
        </table:table-row>
      </table:table>
      <table:database-ranges>
        <table:database-range table:target-range-address="TestCases.A1:TestCases.Q38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 number:style="long"/>
      <number:text>-</number:text>
      <number:month number:style="long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924</meta:generator>
    <dc:creator>neeraj singh</dc:creator>
    <meta:creation-date>2023-11-24T18:40:39Z</meta:creation-date>
    <dc:date>2023-11-24T16:04:21Z</dc:date>
    <meta:editing-cycles>16</meta:editing-cycles>
    <meta:editing-duration>PT2678S</meta:editing-duration>
  </office:meta>
</office:document-meta>
</file>